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E71616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table:style-name="ce2"/>
          <table:table-cell office:value-type="string" table:style-name="ce3">
            <text:p>dado1</text:p>
          </table:table-cell>
          <table:table-cell office:value-type="string" table:style-name="ce3">
            <text:p>dado2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table:number-columns-repeated="16381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81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table:number-columns-repeated="16381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81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table:number-columns-repeated="16381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table:number-columns-repeated="16381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table:number-columns-repeated="16381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81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81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81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table:number-columns-repeated="16381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number-columns-repeated="16381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table:number-columns-repeated="16381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81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81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81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table:number-columns-repeated="16381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table:number-columns-repeated="16381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float" office:value="6" table:style-name="ce9">
            <text:p>6</text:p>
          </table:table-cell>
          <table:table-cell office:value-type="float" office:value="5" table:style-name="ce9">
            <text:p>5</text:p>
          </table:table-cell>
          <table:table-cell table:number-columns-repeated="16381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81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table:number-columns-repeated="16381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table:number-columns-repeated="16381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81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81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81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381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table:number-columns-repeated="16381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16381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table:number-columns-repeated="16381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table:number-columns-repeated="16381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table:number-columns-repeated="16381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81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float" office:value="2" table:style-name="ce11">
            <text:p>2</text:p>
          </table:table-cell>
          <table:table-cell office:value-type="float" office:value="6" table:style-name="ce11">
            <text:p>6</text:p>
          </table:table-cell>
          <table:table-cell table:number-columns-repeated="16381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table:number-columns-repeated="16381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6381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table:number-columns-repeated="16381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table:number-columns-repeated="16381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81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81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table:number-columns-repeated="16381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table:number-columns-repeated="16381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table:number-columns-repeated="16381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table:number-columns-repeated="16381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table:number-columns-repeated="16381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table:number-columns-repeated="16381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table:number-columns-repeated="16381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table:number-columns-repeated="16381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table:number-columns-repeated="16381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table:number-columns-repeated="16381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81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16381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table:number-columns-repeated="16381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table:number-columns-repeated="16381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table:number-columns-repeated="16381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81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81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81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0">
            <text:p>4</text:p>
          </table:table-cell>
          <table:table-cell table:number-columns-repeated="16381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table:number-columns-repeated="16381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table:number-columns-repeated="16381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float" office:value="5" table:style-name="ce10">
            <text:p>5</text:p>
          </table:table-cell>
          <table:table-cell office:value-type="float" office:value="2" table:style-name="ce10">
            <text:p>2</text:p>
          </table:table-cell>
          <table:table-cell table:number-columns-repeated="16381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table:number-columns-repeated="16381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81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00" table:style-name="ce7">
            <text:p>50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Leo</dc:creator>
    <meta:creation-date>2022-11-08T15:20:38Z</meta:creation-date>
    <dc:date>2022-11-09T04:50:52Z</dc:date>
    <meta:editing-cycles>6</meta:editing-cycles>
    <meta:editing-duration>PT6275S</meta:editing-duration>
  </office:meta>
</office:document-meta>
</file>